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ere do I register?</text:p>
      <text:p text:style-name="Standard"/>
      <text:p text:style-name="Standard">'see more' link is too small, wasn't noticed</text:p>
      <text:p text:style-name="Standard"><text:tab/>*make image clickable*</text:p>
      <text:p text:style-name="Standard"/>
      <text:p text:style-name="Standard">Write page needs more detail – what am I writing to?</text:p>
      <text:p text:style-name="Standard"/>
      <text:p text:style-name="Standard">--Need some explanation of what's going on along the way</text:p>
      <text:p text:style-name="Standard"><text:tab/>Keep user informed! Anonymity, etc.</text:p>
      <text:p text:style-name="Standard"/>
      <text:p text:style-name="Standard">'Forgot your password?' and 'Change your password' options needed</text:p>
      <text:p text:style-name="Standard"/>
      <text:p text:style-name="Standard">'Write' is not quite what you're doing – you're also adding a picture</text:p>
      <text:p text:style-name="Standard"/>
      <text:p text:style-name="Standard">Change language a bit</text:p>
      <text:p text:style-name="Standard"/>
      <text:p text:style-name="Standard">'Choose File' button is very small</text:p>
      <text:p text:style-name="Standard">it seems like the text field above it is related to it somehow</text:p>
      <text:p text:style-name="Standard"/>
      <text:p text:style-name="Standard">***Need to be able to post message without image</text:p>
      <text:p text:style-name="Standard"/>
      <text:p text:style-name="Standard">**Note: need iOS6</text:p>
      <text:p text:style-name="Standard"/>
      <text:p text:style-name="Standard">No point in 'see more' page right now</text:p>
      <text:p text:style-name="Standard"><text:tab/>need different language</text:p>
      <text:p text:style-name="Standard"/>
      <text:p text:style-name="Standard">New posts are not showing up until page is refreshed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tabile</meta:initial-creator>
    <meta:creation-date>2012-11-09T10:00:13</meta:creation-date>
    <dc:date>2012-11-09T10:25:55</dc:date>
    <dc:creator>Alex Stabile</dc:creator>
    <meta:editing-duration>PT25M43S</meta:editing-duration>
    <meta:editing-cycles>23</meta:editing-cycles>
    <meta:generator>OpenOffice.org/3.3$Unix OpenOffice.org_project/330m20$Build-9567</meta:generator>
    <meta:document-statistic meta:table-count="0" meta:image-count="0" meta:object-count="0" meta:page-count="1" meta:paragraph-count="16" meta:word-count="120" meta:character-count="661"/>
  </office:meta>
</office:document-meta>
</file>